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04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879cm"/>
    </style:style>
    <style:style style:name="co8" style:family="table-column">
      <style:table-column-properties fo:break-before="auto" style:column-width="7.89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 style:data-style-name="N10119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11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6374" table:default-cell-style-name="Default"/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-Nr.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6374"/>
        </table:table-row>
        <table:table-row table:style-name="ro2">
          <table:table-cell office:value-type="string" calcext:value-type="string">
            <text:p>RX LNA Amplifier Usage Ready</text:p>
          </table:table-cell>
          <table:table-cell office:value-type="string" calcext:value-type="string">
            <text:p>Low Noise Preamplifier Evaluation Board</text:p>
          </table:table-cell>
          <table:table-cell office:value-type="string" calcext:value-type="string">
            <text:p>TB-969-13LN+ 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CHF" office:value="126" calcext:value-type="currency">
            <text:p>CHF 126.00</text:p>
          </table:table-cell>
          <table:table-cell table:style-name="ce2" table:formula="of:=[.D2]*[.E2]" office:value-type="currency" office:currency="CHF" office:value="252" calcext:value-type="currency">
            <text:p>CHF 252.00</text:p>
          </table:table-cell>
          <table:table-cell/>
          <table:table-cell office:value-type="string" calcext:value-type="string">
            <text:p>https://www.minicircuits.com/WebStore/dashboard.html?model=PHA-13LN%2B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Low Pass Filter Evaluation Board</text:p>
          </table:table-cell>
          <table:table-cell office:value-type="string" calcext:value-type="string">
            <text:p>TB-SCLF-27+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CHF" office:value="102" calcext:value-type="currency">
            <text:p>CHF 102.00</text:p>
          </table:table-cell>
          <table:table-cell table:style-name="ce2" table:formula="of:=[.D3]*[.E3]" office:value-type="currency" office:currency="CHF" office:value="204" calcext:value-type="currency">
            <text:p>CHF 204.00</text:p>
          </table:table-cell>
          <table:table-cell/>
          <table:table-cell office:value-type="string" calcext:value-type="string">
            <text:p>https://www.minicircuits.com/WebStore/dashboard.html?model=SCLF-27%2B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artinos Built RX LNA Amplifier 3x</text:p>
          </table:table-cell>
          <table:table-cell office:value-type="string" calcext:value-type="string">
            <text:p>Low Noise Preamplifier</text:p>
          </table:table-cell>
          <table:table-cell office:value-type="string" calcext:value-type="string">
            <text:p>PHA-13LN+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CHF" office:value="25" calcext:value-type="currency">
            <text:p>CHF 25.00</text:p>
          </table:table-cell>
          <table:table-cell table:style-name="ce2" table:formula="of:=[.D4]*[.E4]" office:value-type="currency" office:currency="CHF" office:value="75" calcext:value-type="currency">
            <text:p>CHF 75.00</text:p>
          </table:table-cell>
          <table:table-cell/>
          <table:table-cell office:value-type="string" calcext:value-type="string">
            <text:p>https://www.mouser.ch/ProductDetail/Mini-Circuits/PHA-13LN%2b?qs=xZ%2FP%252Ba9zWqYkwnUBoTp7PQ%3D%3D</text:p>
          </table:table-cell>
          <table:table-cell office:value-type="string" calcext:value-type="string">
            <text:p>Cheaper (11CHF) when buying &gt; 20 pcs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Low Pass Filter</text:p>
          </table:table-cell>
          <table:table-cell office:value-type="string" calcext:value-type="string">
            <text:p>SCLF-27+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CHF" office:value="12" calcext:value-type="currency">
            <text:p>CHF 12.00</text:p>
          </table:table-cell>
          <table:table-cell table:style-name="ce2" table:formula="of:=[.D5]*[.E5]" office:value-type="currency" office:currency="CHF" office:value="24" calcext:value-type="currency">
            <text:p>CHF 24.00</text:p>
          </table:table-cell>
          <table:table-cell/>
          <table:table-cell office:value-type="string" calcext:value-type="string">
            <text:p>https://www.mouser.ch/ProductDetail/Mini-Circuits/SCLF-27+?qs=xZ%2FP%252Ba9zWqbJhaqqpKrA1g%3D%3D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Dual Diode for Preamp Protection Circuit </text:p>
          </table:table-cell>
          <table:table-cell office:value-type="string" calcext:value-type="string">
            <text:p>BAV99</text:p>
          </table:table-cell>
          <table:table-cell office:value-type="float" office:value="10" calcext:value-type="float">
            <text:p>10</text:p>
          </table:table-cell>
          <table:table-cell table:style-name="ce2" office:value-type="currency" office:currency="CHF" office:value="0.23" calcext:value-type="currency">
            <text:p>CHF 0.23</text:p>
          </table:table-cell>
          <table:table-cell table:style-name="ce2" table:formula="of:=[.D6]*[.E6]" office:value-type="currency" office:currency="CHF" office:value="2.3" calcext:value-type="currency">
            <text:p>CHF 2.30</text:p>
          </table:table-cell>
          <table:table-cell/>
          <table:table-cell office:value-type="string" calcext:value-type="string">
            <text:p>https://www.mouser.ch/ProductDetail/Rectron/BAV99?qs=7pEAo90IqNFHEty9CuCrMA%3D%3D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General Purpose for Preamp Circuit</text:p>
          </table:table-cell>
          <table:table-cell office:value-type="string" calcext:value-type="string">
            <text:p>BAS321Z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CHF" office:value="0.17" calcext:value-type="currency">
            <text:p>CHF 0.17</text:p>
          </table:table-cell>
          <table:table-cell table:style-name="ce2" table:formula="of:=[.D7]*[.E7]" office:value-type="currency" office:currency="CHF" office:value="0.85" calcext:value-type="currency">
            <text:p>CHF 0.85</text:p>
          </table:table-cell>
          <table:table-cell/>
          <table:table-cell office:value-type="string" calcext:value-type="string">
            <text:p>https://www.mouser.com/ProductDetail/Nexperia/BAS321Z?qs=45Avz0nZxhvdAqYZS%2Fpc0w%3D%3D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LDO 200mA 1.4V-5.5V Power Supply</text:p>
          </table:table-cell>
          <table:table-cell office:value-type="string" calcext:value-type="string">
            <text:p>TPS7A0530PDBZR 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CHF" office:value="0.71" calcext:value-type="currency">
            <text:p>CHF 0.71</text:p>
          </table:table-cell>
          <table:table-cell table:style-name="ce2" table:formula="of:=[.D8]*[.E8]" office:value-type="currency" office:currency="CHF" office:value="3.55" calcext:value-type="currency">
            <text:p>CHF 3.55</text:p>
          </table:table-cell>
          <table:table-cell/>
          <table:table-cell office:value-type="string" calcext:value-type="string">
            <text:p>https://www.mouser.com/ProductDetail/Texas-Instruments/TPS7A0530PDBZR?qs=XeJtXLiO41RzQ7iNDfPZhQ%3D%3D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5.1nH Coil preamp input</text:p>
          </table:table-cell>
          <table:table-cell office:value-type="string" calcext:value-type="string">
            <text:p>LQW18AS5N1G0ZD 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CHF" office:value="0.21" calcext:value-type="currency">
            <text:p>CHF 0.21</text:p>
          </table:table-cell>
          <table:table-cell table:style-name="ce2" table:formula="of:=[.D9]*[.E9]" office:value-type="currency" office:currency="CHF" office:value="1.05" calcext:value-type="currency">
            <text:p>CHF 1.05</text:p>
          </table:table-cell>
          <table:table-cell/>
          <table:table-cell office:value-type="string" calcext:value-type="string">
            <text:p>https://www.mouser.com/ProductDetail/Murata-Electronics/LQW18AS5N1G0ZD?qs=Mv7BduZupUjr7GoYEmk%252B5A%3D%3D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15uH LDO Output Coil</text:p>
          </table:table-cell>
          <table:table-cell office:value-type="string" calcext:value-type="string">
            <text:p>CV201210-150K </text:p>
          </table:table-cell>
          <table:table-cell office:value-type="float" office:value="5" calcext:value-type="float">
            <text:p>5</text:p>
          </table:table-cell>
          <table:table-cell table:style-name="ce2" office:value-type="currency" office:currency="CHF" office:value="0.09" calcext:value-type="currency">
            <text:p>CHF 0.09</text:p>
          </table:table-cell>
          <table:table-cell table:style-name="ce2" table:formula="of:=[.D10]*[.E10]" office:value-type="currency" office:currency="CHF" office:value="0.45" calcext:value-type="currency">
            <text:p>CHF 0.45</text:p>
          </table:table-cell>
          <table:table-cell/>
          <table:table-cell office:value-type="string" calcext:value-type="string">
            <text:p>https://www.mouser.com/ProductDetail/Bourns/CV201210-150K?qs=k2%252BVLg4AuuQoVlxKpSoZ1g%3D%3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Red Pitaya Protection</text:p>
          </table:table-cell>
          <table:table-cell office:value-type="string" calcext:value-type="string">
            <text:p>Schottky Diode for RedPitaya Protection</text:p>
          </table:table-cell>
          <table:table-cell office:value-type="string" calcext:value-type="string">
            <text:p>BYS-10-25</text:p>
          </table:table-cell>
          <table:table-cell office:value-type="float" office:value="10" calcext:value-type="float">
            <text:p>10</text:p>
          </table:table-cell>
          <table:table-cell table:style-name="ce2" office:value-type="currency" office:currency="CHF" office:value="0.4" calcext:value-type="currency">
            <text:p>CHF 0.40</text:p>
          </table:table-cell>
          <table:table-cell table:style-name="ce2" table:formula="of:=[.D11]*[.E11]" office:value-type="currency" office:currency="CHF" office:value="4" calcext:value-type="currency">
            <text:p>CHF 4.00</text:p>
          </table:table-cell>
          <table:table-cell/>
          <table:table-cell office:value-type="string" calcext:value-type="string">
            <text:p>https://www.mouser.ch/ProductDetail/Vishay-General-Semiconductor/BYS10-25-E3-TR?qs=kop3EGWU%252BIusttJpdgmbLw%3D%3D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X Power Amplifier</text:p>
          </table:table-cell>
          <table:table-cell office:value-type="string" calcext:value-type="string">
            <text:p>Power Amplifier Gain Block (32dBm)</text:p>
          </table:table-cell>
          <table:table-cell office:value-type="string" calcext:value-type="string">
            <text:p>ZHL-3A+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CHF" office:value="290" calcext:value-type="currency">
            <text:p>CHF 290.00</text:p>
          </table:table-cell>
          <table:table-cell table:style-name="ce2" table:formula="of:=[.D12]*[.E12]" office:value-type="currency" office:currency="CHF" office:value="290" calcext:value-type="currency">
            <text:p>CHF 290.00</text:p>
          </table:table-cell>
          <table:table-cell/>
          <table:table-cell office:value-type="string" calcext:value-type="string">
            <text:p>https://www.minicircuits.com/WebStore/dashboard.html?model=ZHL-3A%2B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TX Power Amplifier Self-Built (Martinos)</text:p>
          </table:table-cell>
          <table:table-cell office:value-type="string" calcext:value-type="string">
            <text:p>Mid-Power Amplifier Evaluation Board (27.5dBm)</text:p>
          </table:table-cell>
          <table:table-cell office:value-type="string" calcext:value-type="string">
            <text:p>PHA-13HLN+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CHF" office:value="25" calcext:value-type="currency">
            <text:p>CHF 25.00</text:p>
          </table:table-cell>
          <table:table-cell table:style-name="ce2" table:formula="of:=[.D13]*[.E13]" office:value-type="currency" office:currency="CHF" office:value="50" calcext:value-type="currency">
            <text:p>CHF 50.00</text:p>
          </table:table-cell>
          <table:table-cell/>
          <table:table-cell office:value-type="string" calcext:value-type="string">
            <text:p>https://www.mouser.ch/ProductDetail/Mini-Circuits/PHA-13HLN%2b?qs=xZ%2FP%252Ba9zWqahVjg7AJIpzg%3D%3D</text:p>
          </table:table-cell>
          <table:table-cell office:value-type="string" calcext:value-type="string">
            <text:p>Cheaper (12CHF) when buying &gt; 20pcs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Enclosures?</text:p>
          </table:table-cell>
          <table:table-cell table:number-columns-repeated="3"/>
          <table:table-cell table:style-name="ce3" office:value-type="string" calcext:value-type="string">
            <text:p>Total</text:p>
          </table:table-cell>
          <table:table-cell table:style-name="ce4" table:formula="of:=SUM([.F2:.F13])" office:value-type="currency" office:currency="CHF" office:value="907.2" calcext:value-type="currency">
            <text:p>CHF 907.2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ectors?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s/Resistors in E-lab?</text:p>
          </table:table-cell>
          <table:table-cell table:number-columns-repeated="16382"/>
        </table:table-row>
        <table:table-row table:style-name="ro2" table:number-rows-repeated="27"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TODO: Exact Parts Martinos Design (Alex probably has most of it..)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0119P0" style:volatile="true" number:language="en" number:country="I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119" number:language="en" number:country="IE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119P0"/>
    </number:currency-style>
    <number:currency-style style:name="N1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20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3:23:46.732470755</meta:creation-date>
    <dc:date>2023-05-10T16:15:54.681975740</dc:date>
    <meta:editing-duration>PT47M34S</meta:editing-duration>
    <meta:editing-cycles>5</meta:editing-cycles>
    <meta:generator>LibreOffice/7.5.2.2$Linux_X86_64 LibreOffice_project/50$Build-2</meta:generator>
    <meta:document-statistic meta:table-count="1" meta:cell-count="92" meta:object-count="0"/>
  </office:meta>
</office:document-meta>
</file>